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edia/Elephants_Dream-360p-Stereo.webm" manifest:media-type="application/vnd.sun.star.medi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gr1" style:family="graphic">
      <style:graphic-properties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Media object 1" draw:style-name="gr1" svg:width="14.23cm" svg:height="7.996cm" svg:x="1.198cm" svg:y="0.413cm"><draw:plugin xlink:href="Media/Elephants_Dream-360p-Stereo.webm" xlink:type="simple" xlink:show="embed" xlink:actuate="onLoad" draw:mime-type="application/vnd.sun.star.media"><draw:param draw:name="Loop" draw:value="false"/><draw:param draw:name="Mute" draw:value="false"/><draw:param draw:name="VolumeDB" draw:value="0"/></draw:plugin><svg:title>alternativloser text</svg:title><svg:desc>and some description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9:42:54.396744705</meta:creation-date>
    <meta:editing-cycles>1</meta:editing-cycles>
    <meta:editing-duration>PT3M8S</meta:editing-duration>
    <dc:title>it's not missing</dc:title>
    <dc:date>2023-03-14T19:46:00.369863039</dc:date>
    <meta:document-statistic meta:table-count="0" meta:image-count="0" meta:object-count="0" meta:page-count="1" meta:paragraph-count="0" meta:word-count="0" meta:character-count="0" meta:non-whitespace-character-count="0"/>
    <meta:generator>LibreOfficeDev/7.6.0.0.alpha0$Linux_X86_64 LibreOffice_project/31d12a28dac21254265f9fa145c04b362e5a67ac</meta:generator>
  </office:meta>
</office:document-meta>
</file>